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'Lucida Grande', Arial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1569" officeooo:paragraph-rsid="00081569"/>
    </style:style>
    <style:style style:name="P2" style:family="paragraph" style:parent-style-name="Standard">
      <style:text-properties fo:font-variant="normal" fo:text-transform="none" fo:color="#000000" style:font-name="Helvetica Neue" fo:font-size="12pt" fo:letter-spacing="normal" fo:font-style="normal" fo:font-weight="normal" officeooo:paragraph-rsid="00081569" style:font-size-asian="11pt" style:font-size-complex="11pt"/>
    </style:style>
    <style:style style:name="P3" style:family="paragraph" style:parent-style-name="Standard">
      <style:text-properties fo:font-variant="normal" fo:text-transform="none" fo:color="#000000" style:font-name="Helvetica Neue" fo:font-size="12pt" fo:letter-spacing="normal" fo:font-style="normal" fo:font-weight="normal" officeooo:paragraph-rsid="000a6004" style:font-size-asian="11pt" style:font-size-complex="11pt"/>
    </style:style>
    <style:style style:name="P4" style:family="paragraph" style:parent-style-name="Standard">
      <style:text-properties fo:font-variant="normal" fo:text-transform="none" fo:color="#000000" style:font-name="Times New Roman" fo:font-size="11pt" fo:letter-spacing="normal" fo:font-style="normal" fo:font-weight="normal" officeooo:rsid="00081569" officeooo:paragraph-rsid="00081569" style:font-size-asian="11pt" style:font-size-complex="11pt"/>
    </style:style>
    <style:style style:name="P5" style:family="paragraph" style:parent-style-name="Standard">
      <style:text-properties officeooo:paragraph-rsid="00081569"/>
    </style:style>
    <style:style style:name="P6" style:family="paragraph" style:parent-style-name="Standard">
      <style:text-properties style:font-name="Times New Roman" fo:font-size="11pt" officeooo:rsid="00081569" officeooo:paragraph-rsid="00081569" style:font-size-asian="11pt" style:font-size-complex="11pt"/>
    </style:style>
    <style:style style:name="T1" style:family="text">
      <style:text-properties fo:font-variant="normal" fo:text-transform="none" fo:color="#000000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Helvetica Neue" fo:font-size="12pt" fo:letter-spacing="normal" fo:font-style="normal" fo:font-weight="normal" officeooo:rsid="00081569"/>
    </style:style>
    <style:style style:name="T3" style:family="text">
      <style:text-properties fo:font-variant="normal" fo:text-transform="none" fo:color="#000000" style:font-name="Helvetica Neue" fo:font-size="6.75pt" fo:letter-spacing="normal" fo:font-style="normal" fo:font-weight="normal"/>
    </style:style>
    <style:style style:name="T4" style:family="text">
      <style:text-properties fo:font-variant="normal" fo:text-transform="none" fo:color="#000000" style:font-name="Helvetica Neue" fo:letter-spacing="normal" fo:font-style="normal" fo:font-weight="normal"/>
    </style:style>
    <style:style style:name="T5" style:family="text">
      <style:text-properties fo:font-variant="normal" fo:text-transform="none" fo:color="#000000" style:font-name="Helvetica Neue" fo:letter-spacing="normal" fo:font-style="normal" fo:font-weight="normal" officeooo:rsid="00081569"/>
    </style:style>
    <style:style style:name="T6" style:family="text">
      <style:text-properties fo:font-variant="normal" fo:text-transform="none" fo:color="#000000" style:font-name="Helvetica Neue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000000" style:font-name="Helvetica Neue" fo:font-size="11pt" fo:letter-spacing="normal" fo:font-style="normal" fo:font-weight="normal" officeooo:rsid="00081569" style:font-size-asian="11pt" style:font-size-complex="11pt"/>
    </style:style>
    <style:style style:name="T8" style:family="text">
      <style:text-properties fo:font-variant="normal" fo:text-transform="none" fo:color="#000000" fo:letter-spacing="normal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variant="normal" fo:text-transform="none" fo:color="#000000" fo:font-size="11pt" fo:letter-spacing="normal" style:font-size-asian="11pt" style:font-size-complex="11pt"/>
    </style:style>
    <style:style style:name="T1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12" style:family="text">
      <style:text-properties fo:font-variant="normal" fo:text-transform="none" fo:color="#000000" fo:font-size="11pt" fo:letter-spacing="normal" fo:font-style="normal" fo:font-weight="normal" officeooo:rsid="00081569" style:font-size-asian="11pt" style:font-size-complex="11pt"/>
    </style:style>
    <style:style style:name="T13" style:family="text"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T14" style:family="text">
      <style:text-properties fo:font-variant="normal" fo:text-transform="none" fo:color="#000000" style:font-name="Times New Roman" fo:font-size="11pt" fo:letter-spacing="normal" fo:font-style="normal" fo:font-weight="normal" officeooo:rsid="00081569" style:font-size-asian="11pt" style:font-size-complex="11pt"/>
    </style:style>
    <style:style style:name="T15" style:family="text">
      <style:text-properties fo:font-variant="normal" fo:text-transform="none" fo:color="#000000" style:font-name="Times New Roman" fo:font-size="11pt" fo:letter-spacing="normal" style:font-size-asian="11pt" style:font-size-complex="11pt"/>
    </style:style>
    <style:style style:name="T16" style:family="text">
      <style:text-properties fo:font-variant="normal" fo:text-transform="none" fo:color="#015486" style:text-line-through-style="none" style:text-line-through-type="none" style:font-name="Helvetica Neue" fo:font-size="12pt" fo:letter-spacing="normal" fo:font-style="normal" style:text-underline-style="none" fo:font-weight="normal" style:text-blinking="false"/>
    </style:style>
    <style:style style:name="T17" style:family="text">
      <style:text-properties fo:font-variant="normal" fo:text-transform="none" fo:color="#015486" style:text-line-through-style="none" style:text-line-through-type="none" style:font-name="Helvetica Neue" fo:letter-spacing="normal" fo:font-style="normal" style:text-underline-style="none" fo:font-weight="normal" style:text-blinking="false"/>
    </style:style>
    <style:style style:name="T18" style:family="text">
      <style:text-properties fo:font-variant="normal" fo:text-transform="none" fo:color="#015486" style:text-line-through-style="none" style:text-line-through-type="none" style:font-name="Helvetica Neue" fo:font-size="11pt" fo:letter-spacing="normal" fo:font-style="normal" style:text-underline-style="none" fo:font-weight="normal" style:text-blinking="false" style:font-size-asian="11pt" style:font-size-complex="11pt"/>
    </style:style>
    <style:style style:name="T19" style:family="text">
      <style:text-properties fo:font-variant="normal" fo:text-transform="none" fo:color="#015486" style:text-line-through-style="none" style:text-line-through-type="none" fo:font-size="11pt" fo:letter-spacing="normal" fo:font-style="normal" style:text-underline-style="none" fo:font-weight="normal" style:text-blinking="false" style:font-size-asian="11pt" style:font-size-complex="11pt"/>
    </style:style>
    <style:style style:name="T20" style:family="text">
      <style:text-properties fo:font-variant="normal" fo:text-transform="none" fo:color="#015486" style:text-line-through-style="none" style:text-line-through-type="none" style:font-name="Times New Roman" fo:font-size="11pt" fo:letter-spacing="normal" fo:font-style="normal" style:text-underline-style="none" fo:font-weight="normal" style:text-blinking="false" style:font-size-asian="11pt" style:font-size-complex="11pt"/>
    </style:style>
    <style:style style:name="T21" style:family="text">
      <style:text-properties fo:color="#015486" style:text-line-through-style="none" style:text-line-through-type="none" style:text-underline-style="none" style:text-blinking="false"/>
    </style:style>
    <style:style style:name="T22" style:family="text">
      <style:text-properties fo:color="#015486" style:text-line-through-style="none" style:text-line-through-type="none" style:font-name="Times New Roman" style:text-underline-style="none" style:text-blinking="false"/>
    </style:style>
    <style:style style:name="T23" style:family="text">
      <style:text-properties fo:color="#015486" style:text-line-through-style="none" style:text-line-through-type="none" style:font-name="Times New Roman" fo:font-size="2pt" style:text-underline-style="none" style:text-blinking="false" style:font-size-asian="2pt" style:font-size-complex="2pt"/>
    </style:style>
    <style:style style:name="T24" style:family="text">
      <style:text-properties fo:color="#015486" style:text-line-through-style="none" style:text-line-through-type="none" style:font-name="Times New Roman" fo:font-size="11pt" style:text-underline-style="none" style:text-blinking="false"/>
    </style:style>
    <style:style style:name="T25" style:family="text">
      <style:text-properties fo:font-size="6.75pt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fo:font-size="11pt"/>
    </style:style>
    <style:style style:name="T29" style:family="text">
      <style:text-properties style:font-name="Times New Roman" fo:font-size="11pt" style:font-size-asian="11pt" style:font-size-complex="11pt"/>
    </style:style>
    <style:style style:name="T30" style:family="text">
      <style:text-properties style:font-name="Times New Roman" fo:font-size="11pt" officeooo:rsid="000a6004"/>
    </style:style>
    <style:style style:name="T31" style:family="text">
      <style:text-properties style:font-name="Times New Roman" officeooo:rsid="000a6004"/>
    </style:style>
    <style:style style:name="T32" style:family="text">
      <style:text-properties style:font-name="Times New Roman" fo:font-size="6.75pt"/>
    </style:style>
    <style:style style:name="T33" style:family="text">
      <style:text-properties style:font-name="Times New Roman" fo:font-size="2pt" style:font-size-asian="2pt" style:font-size-complex="2pt"/>
    </style:style>
    <style:style style:name="T34" style:family="text">
      <style:text-properties style:font-name="Times New Roman" fo:font-size="2pt" officeooo:rsid="000a6004" style:font-size-asian="2pt" style:font-size-complex="2pt"/>
    </style:style>
    <style:style style:name="T35" style:family="text">
      <style:text-properties officeooo:rsid="000a60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linical and immunological features of severe and moderate coronavirus disease 2019 (https://www.jci.org/articles/view/137244)</text:p>
      <text:p text:style-name="P6"/>
      <text:p text:style-name="P1"><text:span text:style-name="T29"><text:tab/>Immunological features of severe and moderate COVID-19. We assessed plasma cytokine levels to examine the presence of cytokine storm in these patients. Evaluation of serum cytokines on admission revealed that levels of interleukin 2R (IL-2R), IL-6, IL-10, and tumor necrosis factor α (TNF-α) were markedly higher in severe cases than in moderate cases (Figure 2 and Supplemental Table 1; supplemental material available online with this article; </text:span><text:a xlink:type="simple" xlink:href="https://doi.org/10.1172/JCI137244DS1" text:style-name="Internet_20_link" text:visited-style-name="Visited_20_Internet_20_Link"><text:span text:style-name="T29">https://doi.org/10.1172/JCI137244DS1</text:span></text:a><text:span text:style-name="T29">).</text:span></text:p>
      <text:p text:style-name="P4"><text:tab/>Overall, we found that macrophage-related proinflammatory cytokines, particularly IL-6, IL-10, and TNF-α, were significantly increased in the majority of severe cases. </text:p>
      <text:p text:style-name="P4"/>
      <text:p text:style-name="P5"><text:span text:style-name="T14"><text:tab/></text:span><text:span text:style-name="T13">We next examined the proportions and effector functions of immune cells in peripheral blood (</text:span><text:bookmark text:name="#F3-link1"/><text:a xlink:type="simple" xlink:href="https://www.jci.org/articles/view/137244#F3" text:style-name="Internet_20_link" text:visited-style-name="Visited_20_Internet_20_Link"><text:span text:style-name="T20">Figure 3</text:span></text:a><text:span text:style-name="T15"> </text:span><text:span text:style-name="T13">and </text:span><text:a xlink:type="simple" xlink:href="https://www.jci.org/articles/view/137244#T3" text:style-name="Internet_20_link" text:visited-style-name="Visited_20_Internet_20_Link"><text:span text:style-name="T20">Table 3</text:span></text:a><text:span text:style-name="T13">). Preliminary analysis of circulating immune cell subsets, as shown in </text:span><text:a xlink:type="simple" xlink:href="https://www.jci.org/articles/view/137244#T3" text:style-name="Internet_20_link" text:visited-style-name="Visited_20_Internet_20_Link"><text:span text:style-name="T20">Table 3</text:span></text:a><text:span text:style-name="T13">, demonstrated that absolute numbers of total T lymphocytes, CD4+</text:span><text:span text:style-name="T15"> </text:span><text:span text:style-name="T13">T cells, and CD8+</text:span><text:span text:style-name="T15"> </text:span><text:span text:style-name="T13">T cells were reduced below the lower limit of normal (LLN) in the vast majority of patients with either severe or moderate COVID-19, and they were reduced more profoundly in severe cases (294.0, 177.5, and 89.0 × 106/L, respectively) than in moderate cases (640.5, 381.5, and 254.0 × 106/L, respectively) (</text:span><text:bookmark text:name="#F3-link"/><text:a xlink:type="simple" xlink:href="https://www.jci.org/articles/view/137244#F3" text:style-name="Internet_20_link" text:visited-style-name="Visited_20_Internet_20_Link"><text:span text:style-name="T20">Figure 3, A and B</text:span></text:a><text:span text:style-name="T13">). The proportion of B cells was significantly higher in severe cases (20.2%) than in moderate cases (10.8%). </text:span></text:p>
      <text:p text:style-name="P5"><text:span text:style-name="T13"><text:tab/>The frequencies of regulatory T cells (Tregs) (CD4+CD25+CD127lo) and CD45RA+ Tregs were reduced (below the LLN) in nearly all the severe and moderate cases. A previous study using a mouse model of SARS demonstrated that rapid kinetics of SARS-CoV replication and delay in IFN-I signaling promoted inflammatory monocyte-macrophage accumulation, resulting in elevated lung cytokine/chemokine levels, vascular leakage, and suboptimal T cell responses (</text:span><text:bookmark text:name="#B11-link"/><text:a xlink:type="simple" xlink:href="https://www.jci.org/articles/view/137244#B11" text:style-name="Internet_20_link" text:visited-style-name="Visited_20_Internet_20_Link"><text:span text:style-name="T20">11</text:span></text:a><text:span text:style-name="T13">).</text:span></text:p>
      <text:p text:style-name="P3"><text:tab/><text:span text:style-name="T28">Additionally, we noted that SARS-CoV-2 infection can cause a significant reduction in circulating lymphocytes and T cell subsets.  </text:span><text:span text:style-name="T30">T</text:span><text:span text:style-name="T28">he only currently available histological examination of a severe case who died of SARS-CoV-2 demonstrated lung interstitial mononuclear inflammatory infiltrates, dominated by lymphocytes, and multinucleated syncytial cells with atypical enlarged pneumocytes in the intra-alveolar spaces (</text:span><text:bookmark text:name="#B16-link"/><text:a xlink:type="simple" xlink:href="https://www.jci.org/articles/view/137244#B16" text:style-name="Internet_20_link" text:visited-style-name="Visited_20_Internet_20_Link"><text:span text:style-name="T24">16</text:span></text:a><text:span text:style-name="T28">). These findings suggested that overactivation of cytotoxic CD8+ T cells, along with overproduction of proinflammatory cytokines, might account for, at least in part, the immunogenicity of COVID-19.</text:span></text:p>
      <text:p text:style-name="P3"><text:span text:style-name="T28"><text:tab/>A Chinese study in SARS-CoV–infected patients has demonstrated that the majority of infiltrative inflammatory cells in the pulmonary interstitium are CD8+ T cells that play an important role in virus clearance as well as in immune-mediated injury (</text:span><text:bookmark text:name="#B20-link"/><text:a xlink:type="simple" xlink:href="https://www.jci.org/articles/view/137244#B20" text:style-name="Internet_20_link" text:visited-style-name="Visited_20_Internet_20_Link"><text:span text:style-name="T24">20</text:span></text:a><text:span text:style-name="T28">). </text:span></text:p>
      <text:p text:style-name="P3"/>
      <text:p text:style-name="P2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'Lucida Grande', Arial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7T17:36:24.071544142</meta:creation-date>
    <dc:date>2020-06-09T09:39:35.426209409</dc:date>
    <meta:editing-duration>P1DT15H53M8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399" meta:character-count="2820" meta:non-whitespace-character-count="2419"/>
  </office:meta>
</office:document-meta>
</file>